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style-name="ce1"/>
          <table:table-cell office:value-type="string" table:style-name="ce1">
            <text:p>diameter (cm)</text:p>
          </table:table-cell>
          <table:table-cell office:value-type="string" table:style-name="ce1">
            <text:p>prijs</text:p>
          </table:table-cell>
          <table:table-cell office:value-type="string" table:style-name="ce1">
            <text:p>opp (cm²)</text:p>
          </table:table-cell>
          <table:table-cell office:value-type="string" table:style-name="ce1">
            <text:p>cm²/€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ular<text:s/></text:p>
          </table:table-cell>
          <table:table-cell office:value-type="float" office:value="25" table:style-name="ce1">
            <text:p>25</text:p>
          </table:table-cell>
          <table:table-cell office:value-type="currency" office:value="8" table:style-name="ce2">
            <text:p>8 €</text:p>
          </table:table-cell>
          <table:table-cell office:value-type="float" office:value="490.625" table:formula="of:=([.B2]/2)*3.14*([.B2]/2)" table:style-name="ce1">
            <text:p>490,625</text:p>
          </table:table-cell>
          <table:table-cell office:value-type="currency" office:value="61.328125" table:formula="of:=[.D2]/[.C2]" table:style-name="ce2">
            <text:p>61 €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um</text:p>
          </table:table-cell>
          <table:table-cell office:value-type="float" office:value="30" table:style-name="ce1">
            <text:p>30</text:p>
          </table:table-cell>
          <table:table-cell office:value-type="currency" office:value="11" table:style-name="ce2">
            <text:p>11 €</text:p>
          </table:table-cell>
          <table:table-cell office:value-type="float" office:value="706.5" table:formula="of:=([.B3]/2)*3.14*([.B3]/2)" table:style-name="ce1">
            <text:p>706,5</text:p>
          </table:table-cell>
          <table:table-cell office:value-type="currency" office:value="64.227272727272734" table:formula="of:=[.D3]/[.C3]" table:style-name="ce2">
            <text:p>64 €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rge</text:p>
          </table:table-cell>
          <table:table-cell office:value-type="float" office:value="35" table:style-name="ce1">
            <text:p>35</text:p>
          </table:table-cell>
          <table:table-cell office:value-type="currency" office:value="14" table:style-name="ce2">
            <text:p>14 €</text:p>
          </table:table-cell>
          <table:table-cell office:value-type="float" office:value="961.625" table:formula="of:=([.B4]/2)*3.14*([.B4]/2)" table:style-name="ce1">
            <text:p>961,625</text:p>
          </table:table-cell>
          <table:table-cell office:value-type="currency" office:value="68.6875" table:formula="of:=[.D4]/[.C4]" table:style-name="ce2">
            <text:p>69 €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L</text:p>
          </table:table-cell>
          <table:table-cell office:value-type="float" office:value="40" table:style-name="ce1">
            <text:p>40</text:p>
          </table:table-cell>
          <table:table-cell office:value-type="currency" office:value="18" table:style-name="ce2">
            <text:p>18 €</text:p>
          </table:table-cell>
          <table:table-cell office:value-type="float" office:value="1256" table:formula="of:=([.B5]/2)*3.14*([.B5]/2)" table:style-name="ce1">
            <text:p>1256</text:p>
          </table:table-cell>
          <table:table-cell office:value-type="currency" office:value="69.777777777777771" table:formula="of:=[.D5]/[.C5]" table:style-name="ce2">
            <text:p>70 €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Grafiek 1" svg:x="0.575in" svg:y="0.191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rno plaetinck</meta:initial-creator>
    <dc:creator>arno plaetinck</dc:creator>
    <meta:creation-date>2019-10-01T09:26:17Z</meta:creation-date>
    <dc:date>2019-10-01T09:35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10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Grafiektitel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Blad1.$E$2:.$E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